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0e897" officeooo:paragraph-rsid="000d9040" style:font-size-asian="31.5pt" style:font-weight-asian="bold" style:font-size-complex="36pt" style:font-weight-complex="bold"/>
    </style:style>
    <style:style style:name="P2" style:family="paragraph" style:parent-style-name="Standard">
      <style:paragraph-properties fo:text-align="center" style:justify-single-word="false"/>
      <style:text-properties fo:font-size="36pt" fo:font-style="normal" style:text-underline-style="solid" style:text-underline-width="auto" style:text-underline-color="font-color" fo:font-weight="bold" officeooo:rsid="000d9040" officeooo:paragraph-rsid="000d9040" style:font-size-asian="36pt" style:font-style-asian="normal" style:font-weight-asian="bold" style:font-size-complex="36pt" style:font-style-complex="normal" style:font-weight-complex="bold"/>
    </style:style>
    <style:style style:name="P3" style:family="paragraph" style:parent-style-name="Standard">
      <style:paragraph-properties fo:text-align="center" style:justify-single-word="false"/>
      <style:text-properties fo:font-size="36pt" fo:font-style="normal" style:text-underline-style="solid" style:text-underline-width="auto" style:text-underline-color="font-color" fo:font-weight="bold" officeooo:rsid="000eec25" officeooo:paragraph-rsid="000eec25" style:font-size-asian="36pt" style:font-style-asian="normal" style:font-weight-asian="bold" style:font-size-complex="36pt" style:font-style-complex="normal" style:font-weight-complex="bold"/>
    </style:style>
    <style:style style:name="P4" style:family="paragraph" style:parent-style-name="Standard">
      <style:paragraph-properties fo:text-align="center" style:justify-single-word="false"/>
      <style:text-properties fo:font-size="18pt" style:text-underline-style="none" fo:font-weight="bold" officeooo:rsid="000d9040" officeooo:paragraph-rsid="000d9040"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134eca" officeooo:paragraph-rsid="000d9040" style:font-size-asian="15.75pt" style:font-style-asian="normal" style:font-weight-asian="bold" style:font-size-complex="18pt" style:font-style-complex="normal" style:font-weight-complex="bold"/>
    </style:style>
    <style:style style:name="P6"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134eca" officeooo:paragraph-rsid="000eec25" style:font-size-asian="15.75pt" style:font-style-asian="normal" style:font-weight-asian="bold" style:font-size-complex="18pt" style:font-style-complex="normal" style:font-weight-complex="bold"/>
    </style:style>
    <style:style style:name="P7" style:family="paragraph" style:parent-style-name="Standard">
      <style:paragraph-properties fo:text-align="start" style:justify-single-word="false"/>
      <style:text-properties fo:font-size="18pt" fo:font-style="normal" style:text-underline-style="none" fo:font-weight="bold" officeooo:rsid="000eec25" officeooo:paragraph-rsid="000eec25" style:font-size-asian="15.75pt" style:font-style-asian="normal" style:font-weight-asian="bold" style:font-size-complex="18pt" style:font-style-complex="normal" style:font-weight-complex="bold"/>
    </style:style>
    <style:style style:name="P8" style:family="paragraph" style:parent-style-name="Standard">
      <style:paragraph-properties fo:text-align="start" style:justify-single-word="false"/>
      <style:text-properties fo:font-size="18pt" fo:font-style="normal" style:text-underline-style="none" fo:font-weight="bold" officeooo:rsid="000fb7c5" officeooo:paragraph-rsid="000fb7c5" style:font-size-asian="15.75pt" style:font-style-asian="normal" style:font-weight-asian="bold" style:font-size-complex="18pt" style:font-style-complex="normal" style:font-weight-complex="bold"/>
    </style:style>
    <style:style style:name="P9" style:family="paragraph" style:parent-style-name="Standard">
      <style:paragraph-properties fo:text-align="start" style:justify-single-word="false"/>
      <style:text-properties fo:font-size="18pt" fo:font-style="normal" style:text-underline-style="none" fo:font-weight="normal" officeooo:rsid="000d9040" officeooo:paragraph-rsid="000d9040" style:font-size-asian="15.75pt" style:font-style-asian="normal" style:font-weight-asian="normal" style:font-size-complex="18pt" style:font-style-complex="normal" style:font-weight-complex="normal"/>
    </style:style>
    <style:style style:name="P10" style:family="paragraph" style:parent-style-name="Standard">
      <style:paragraph-properties fo:text-align="start" style:justify-single-word="false"/>
      <style:text-properties fo:font-size="18pt" fo:font-style="normal" style:text-underline-style="none" fo:font-weight="normal" officeooo:rsid="000d9040" officeooo:paragraph-rsid="000eec25" style:font-size-asian="15.75pt" style:font-style-asian="normal" style:font-weight-asian="normal" style:font-size-complex="18pt" style:font-style-complex="normal" style:font-weight-complex="normal"/>
    </style:style>
    <style:style style:name="P11" style:family="paragraph" style:parent-style-name="Standard">
      <style:paragraph-properties fo:text-align="start" style:justify-single-word="false"/>
      <style:text-properties fo:font-size="18pt" fo:font-style="normal" style:text-underline-style="none" fo:font-weight="normal" officeooo:rsid="000d9040" officeooo:paragraph-rsid="000fb7c5" style:font-size-asian="15.75pt" style:font-style-asian="normal" style:font-weight-asian="normal" style:font-size-complex="18pt" style:font-style-complex="normal" style:font-weight-complex="normal"/>
    </style:style>
    <style:style style:name="P12" style:family="paragraph" style:parent-style-name="Standard">
      <style:paragraph-properties fo:text-align="start" style:justify-single-word="false"/>
      <style:text-properties fo:font-size="18pt" fo:font-style="normal" style:text-underline-style="none" fo:font-weight="normal" officeooo:rsid="000eec25" officeooo:paragraph-rsid="000eec25" style:font-size-asian="15.75pt" style:font-style-asian="normal" style:font-weight-asian="normal" style:font-size-complex="18pt" style:font-style-complex="normal" style:font-weight-complex="normal"/>
    </style:style>
    <style:style style:name="P13" style:family="paragraph" style:parent-style-name="Standard">
      <style:paragraph-properties fo:text-align="start" style:justify-single-word="false"/>
      <style:text-properties fo:font-size="18pt" fo:font-style="normal" style:text-underline-style="none" fo:font-weight="normal" officeooo:rsid="000fb7c5" officeooo:paragraph-rsid="000fb7c5" style:font-size-asian="15.75pt" style:font-style-asian="normal" style:font-weight-asian="normal" style:font-size-complex="18pt" style:font-style-complex="normal" style:font-weight-complex="normal"/>
    </style:style>
    <style:style style:name="P14" style:family="paragraph" style:parent-style-name="Standard">
      <style:paragraph-properties fo:text-align="center" style:justify-single-word="false"/>
      <style:text-properties fo:font-size="26pt" style:text-underline-style="none" fo:font-weight="bold" officeooo:rsid="000d9040" officeooo:paragraph-rsid="000d9040" style:font-size-asian="26pt" style:font-weight-asian="bold" style:font-size-complex="26pt" style:font-weight-complex="bold"/>
    </style:style>
    <style:style style:name="P15"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0d9040" officeooo:paragraph-rsid="000eec25" style:font-size-asian="15.75pt" style:font-style-asian="normal" style:font-weight-asian="normal" style:font-size-complex="18pt" style:font-style-complex="normal" style:font-weight-complex="normal"/>
    </style:style>
    <style:style style:name="P1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0eec25" officeooo:paragraph-rsid="000eec25" style:font-size-asian="15.75pt" style:font-style-asian="normal" style:font-weight-asian="normal" style:font-size-complex="18pt" style:font-style-complex="normal" style:font-weight-complex="normal"/>
    </style:style>
    <style:style style:name="T1" style:family="text">
      <style:text-properties officeooo:rsid="000d9040"/>
    </style:style>
    <style:style style:name="T2" style:family="text">
      <style:text-properties officeooo:rsid="000eec25"/>
    </style:style>
    <style:style style:name="T3" style:family="text">
      <style:text-properties officeooo:rsid="000fb7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TING <text:span text:style-name="T1">NFS SERVER ON </text:span>IPA <text:span text:style-name="T1">SERVER</text:span> </text:p>
      <text:p text:style-name="P1"/>
      <text:p text:style-name="P14">[why installing nfs server]</text:p>
      <text:p text:style-name="P14"/>
      <text:p text:style-name="P4">[because when you login from a computer with a domain user and password and store some file .in ipa server if you login with other computer ,you may login with domain user and password because of the central authentication system(ipa) but you will not find the resources that you make on the other computer with the same domain name,that means your data is not roaming .it stuck with the pc that you use .so it fails to complete the central management cause our target is no matter what ip client pc you are using you can login your domain username and password and also you will get your file .you dont need to sit in the same computer.To make that happen we make a nfs server <text:s/>]</text:p>
      <text:p text:style-name="P4"/>
      <text:p text:style-name="P14">[where we install the nfs server]</text:p>
      <text:p text:style-name="P14"/>
      <text:p text:style-name="P4">[you can install the nfs server in the IPA server. but it is not recommended . <text:span text:style-name="T2">Although in this example we use the ipa server as <text:s/>a nfs server .</text:span>you can install nfs server at any active ipa client[for example you can install it on “client1”].Basically we choose a client which has a lot of space because all the users resources will save in the nfs server .]</text:p>
      <text:p text:style-name="P4"/>
      <text:p text:style-name="P4"/>
      <text:p text:style-name="P2"><text:soft-page-break/>STEPS</text:p>
      <text:p text:style-name="P3">[nfs server]</text:p>
      <text:p text:style-name="P5">step<text:span text:style-name="T1">1</text:span>: <text:span text:style-name="T1">choose the server</text:span></text:p>
      <text:p text:style-name="P9">1) we choose the <text:span text:style-name="T2">ipa server</text:span> as <text:s/>a nfs server <text:span text:style-name="T2">[ipa.it.local]</text:span></text:p>
      <text:p text:style-name="P9"/>
      <text:p text:style-name="P5">step<text:span text:style-name="T1">2</text:span>: <text:span text:style-name="T1">install the nfs server packages</text:span></text:p>
      <text:p text:style-name="P9">1) sudo yum install nfs-utils</text:p>
      <text:p text:style-name="P9"/>
      <text:p text:style-name="P6">step<text:span text:style-name="T2">3</text:span>: <text:span text:style-name="T2">Edit the file /etc/exports</text:span></text:p>
      <text:p text:style-name="P10">1) <text:span text:style-name="T2">vim /etc/exports</text:span></text:p>
      <text:p text:style-name="P15"/>
      <text:p text:style-name="P10"/>
      <text:p text:style-name="P10">/<text:span text:style-name="T2">home *(rw,sync)</text:span></text:p>
      <text:p text:style-name="P15"/>
      <text:p text:style-name="P10"/>
      <text:p text:style-name="P10"/>
      <text:p text:style-name="P6">step<text:span text:style-name="T2">3</text:span>: <text:span text:style-name="T2">start the nfs server</text:span></text:p>
      <text:p text:style-name="P10">1) <text:span text:style-name="T2">systemctl enable nfs-server</text:span></text:p>
      <text:p text:style-name="P10"><text:span text:style-name="T2">2</text:span>) <text:span text:style-name="T2">systemctl start nfs-server</text:span></text:p>
      <text:p text:style-name="P10"/>
      <text:p text:style-name="P6">step<text:span text:style-name="T2">4</text:span>: <text:span text:style-name="T2">start the rpcbind</text:span></text:p>
      <text:p text:style-name="P10">1) <text:span text:style-name="T2">systemctl enable rpcbind</text:span></text:p>
      <text:p text:style-name="P10"><text:span text:style-name="T2">2</text:span>) <text:span text:style-name="T2">systemctl start rpcbind</text:span></text:p>
      <text:p text:style-name="P10"/>
      <text:p text:style-name="P6">step<text:span text:style-name="T2">5</text:span>: <text:span text:style-name="T2">adding firewall rules</text:span></text:p>
      <text:p text:style-name="P10">1) <text:span text:style-name="T2">firewall-cmd –permanent –add-service nfs</text:span></text:p>
      <text:p text:style-name="P10"><text:span text:style-name="T2">2</text:span>) <text:s/><text:span text:style-name="T2">firewall-cmd –reload</text:span></text:p>
      <text:p text:style-name="P10"/>
      <text:p text:style-name="P10"/>
      <text:p text:style-name="P6"/>
      <text:p text:style-name="P6"><text:soft-page-break/>step<text:span text:style-name="T2">6</text:span>: <text:span text:style-name="T2">see the mounted volume for nfs server</text:span></text:p>
      <text:p text:style-name="P10">1) <text:span text:style-name="T2">showmount -e</text:span></text:p>
      <text:p text:style-name="P12">[if everything goes right you will see the directory that is mounted ]</text:p>
      <text:p text:style-name="P12"/>
      <text:p text:style-name="P12"/>
      <text:p text:style-name="P12"/>
      <text:p text:style-name="P3">IPA CLIENT CONFIGURATION </text:p>
      <text:p text:style-name="P3"/>
      <text:p text:style-name="P12">[you have to configure the client1 again to sync data with nfs server ]</text:p>
      <text:p text:style-name="P12"/>
      <text:p text:style-name="P6">step<text:span text:style-name="T2">1</text:span>: <text:span text:style-name="T1">install the nfs utils packages</text:span></text:p>
      <text:p text:style-name="P10">1) sudo yum install nfs-utils</text:p>
      <text:p text:style-name="P10"/>
      <text:p text:style-name="P10"/>
      <text:p text:style-name="P6">step<text:span text:style-name="T2">2</text:span>: <text:span text:style-name="T2">edit /etc/auto.master</text:span></text:p>
      <text:p text:style-name="P10">1) <text:span text:style-name="T2">vim /etc/auto.master</text:span></text:p>
      <text:p text:style-name="P10"/>
      <text:p text:style-name="P12">add this line:</text:p>
      <text:p text:style-name="P16"/>
      <text:p text:style-name="P12"/>
      <text:p text:style-name="P7">/home /etc/auto.autofs</text:p>
      <text:p text:style-name="P16"/>
      <text:p text:style-name="P12"/>
      <text:p text:style-name="P6">step<text:span text:style-name="T2">3</text:span>: <text:span text:style-name="T2">create <text:s/>/etc/auto.autofs</text:span></text:p>
      <text:p text:style-name="P10">1) <text:span text:style-name="T2">vim /etc/auto.autofs</text:span></text:p>
      <text:p text:style-name="P13"/>
      <text:p text:style-name="P13"/>
      <text:p text:style-name="P11"><text:soft-page-break/></text:p>
      <text:p text:style-name="P10"/>
      <text:p text:style-name="P12">add this line:</text:p>
      <text:p text:style-name="P12"/>
      <text:p text:style-name="P16">syntax: * &lt;ipa_server&gt;:/home/&amp;</text:p>
      <text:p text:style-name="P7"/>
      <text:p text:style-name="P7">* ipa:/home/&amp;</text:p>
      <text:p text:style-name="P16"/>
      <text:p text:style-name="P12"/>
      <text:p text:style-name="P12">[ for example if the client1 is the nfs server the command will be </text:p>
      <text:p text:style-name="P7">* client1:/home/&amp;</text:p>
      <text:p text:style-name="P7"/>
      <text:p text:style-name="P8">remember, not the whole domain name just the client name is used</text:p>
      <text:p text:style-name="P12"><text:s/>]</text:p>
      <text:p text:style-name="P12"/>
      <text:p text:style-name="P6">step<text:span text:style-name="T3">4</text:span>: <text:span text:style-name="T2">start the autofs process</text:span></text:p>
      <text:p text:style-name="P6"/>
      <text:p text:style-name="P10">1) <text:span text:style-name="T2">systemctl enable autofs</text:span></text:p>
      <text:p text:style-name="P10"><text:span text:style-name="T2">2</text:span>) <text:span text:style-name="T2">systemctl start autofs</text:span></text:p>
      <text:p text:style-name="P10"/>
      <text:p text:style-name="P10"/>
      <text:p text:style-name="P12">[after that you can login with any ipa client with domain and password and you will find your own re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4T12:41:20.491873280</meta:creation-date>
    <dc:date>2019-08-24T13:15:52.657051515</dc:date>
    <meta:editing-duration>PT5M26S</meta:editing-duration>
    <meta:editing-cycles>1</meta:editing-cycles>
    <meta:document-statistic meta:table-count="0" meta:image-count="0" meta:object-count="0" meta:page-count="4" meta:paragraph-count="47" meta:word-count="426" meta:character-count="2452" meta:non-whitespace-character-count="2064"/>
    <meta:generator>LibreOffice/6.0.7.3$Linux_X86_64 LibreOffice_project/00m0$Build-3</meta:generator>
  </office:meta>
</office:document-meta>
</file>